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-2020</text:p>
          </table:table-cell>
          <table:table-cell office:value-type="string" calcext:value-type="string">
            <text:p>02-2020</text:p>
          </table:table-cell>
          <table:table-cell office:value-type="string" calcext:value-type="string">
            <text:p>03-2020</text:p>
          </table:table-cell>
          <table:table-cell office:value-type="string" calcext:value-type="string">
            <text:p>04-2020</text:p>
          </table:table-cell>
          <table:table-cell office:value-type="string" calcext:value-type="string">
            <text:p>05-2020</text:p>
          </table:table-cell>
          <table:table-cell office:value-type="string" calcext:value-type="string">
            <text:p>06-2020</text:p>
          </table:table-cell>
          <table:table-cell office:value-type="string" calcext:value-type="string">
            <text:p>07-2020</text:p>
          </table:table-cell>
          <table:table-cell office:value-type="string" calcext:value-type="string">
            <text:p>08-2020</text:p>
          </table:table-cell>
          <table:table-cell office:value-type="string" calcext:value-type="string">
            <text:p>09-2020</text:p>
          </table:table-cell>
        </table:table-row>
        <table:table-row table:style-name="ro1">
          <table:table-cell office:value-type="float" office:value="280899.86" calcext:value-type="float">
            <text:p>280899.86</text:p>
          </table:table-cell>
          <table:table-cell office:value-type="float" office:value="261970.8" calcext:value-type="float">
            <text:p>261970.8</text:p>
          </table:table-cell>
          <table:table-cell office:value-type="float" office:value="274329.73" calcext:value-type="float">
            <text:p>274329.73</text:p>
          </table:table-cell>
          <table:table-cell office:value-type="float" office:value="273085.94" calcext:value-type="float">
            <text:p>273085.94</text:p>
          </table:table-cell>
          <table:table-cell office:value-type="float" office:value="299042.2" calcext:value-type="float">
            <text:p>299042.2</text:p>
          </table:table-cell>
          <table:table-cell office:value-type="float" office:value="308764.6" calcext:value-type="float">
            <text:p>308764.6</text:p>
          </table:table-cell>
          <table:table-cell office:value-type="float" office:value="323406.86" calcext:value-type="float">
            <text:p>323406.86</text:p>
          </table:table-cell>
          <table:table-cell office:value-type="float" office:value="313520.19" calcext:value-type="float">
            <text:p>313520.19</text:p>
          </table:table-cell>
          <table:table-cell office:value-type="float" office:value="282191.27" calcext:value-type="float">
            <text:p>282191.27</text:p>
          </table:table-cell>
        </table:table-row>
        <table:table-row table:style-name="ro1">
          <table:table-cell office:value-type="float" office:value="260456.15" calcext:value-type="float">
            <text:p>260456.15</text:p>
          </table:table-cell>
          <table:table-cell office:value-type="float" office:value="246683.66" calcext:value-type="float">
            <text:p>246683.66</text:p>
          </table:table-cell>
          <table:table-cell office:value-type="float" office:value="257003.08" calcext:value-type="float">
            <text:p>257003.08</text:p>
          </table:table-cell>
          <table:table-cell office:value-type="float" office:value="253637.03" calcext:value-type="float">
            <text:p>253637.03</text:p>
          </table:table-cell>
          <table:table-cell office:value-type="float" office:value="277844.77" calcext:value-type="float">
            <text:p>277844.77</text:p>
          </table:table-cell>
          <table:table-cell office:value-type="float" office:value="287484.54" calcext:value-type="float">
            <text:p>287484.54</text:p>
          </table:table-cell>
          <table:table-cell office:value-type="float" office:value="302750.96" calcext:value-type="float">
            <text:p>302750.96</text:p>
          </table:table-cell>
          <table:table-cell office:value-type="float" office:value="293321.44" calcext:value-type="float">
            <text:p>293321.44</text:p>
          </table:table-cell>
          <table:table-cell office:value-type="float" office:value="263412" calcext:value-type="float">
            <text:p>263412</text:p>
          </table:table-cell>
        </table:table-row>
        <table:table-row table:style-name="ro1">
          <table:table-cell office:value-type="float" office:value="246744.27" calcext:value-type="float">
            <text:p>246744.27</text:p>
          </table:table-cell>
          <table:table-cell office:value-type="float" office:value="234119.87" calcext:value-type="float">
            <text:p>234119.87</text:p>
          </table:table-cell>
          <table:table-cell office:value-type="float" office:value="241945.21" calcext:value-type="float">
            <text:p>241945.21</text:p>
          </table:table-cell>
          <table:table-cell office:value-type="float" office:value="235193.79" calcext:value-type="float">
            <text:p>235193.79</text:p>
          </table:table-cell>
          <table:table-cell office:value-type="float" office:value="257375.9" calcext:value-type="float">
            <text:p>257375.9</text:p>
          </table:table-cell>
          <table:table-cell office:value-type="float" office:value="266963.67" calcext:value-type="float">
            <text:p>266963.67</text:p>
          </table:table-cell>
          <table:table-cell office:value-type="float" office:value="282025.82" calcext:value-type="float">
            <text:p>282025.82</text:p>
          </table:table-cell>
          <table:table-cell office:value-type="float" office:value="272922.06" calcext:value-type="float">
            <text:p>272922.06</text:p>
          </table:table-cell>
          <table:table-cell office:value-type="float" office:value="244418.26" calcext:value-type="float">
            <text:p>244418.26</text:p>
          </table:table-cell>
        </table:table-row>
        <table:table-row table:style-name="ro1">
          <table:table-cell office:value-type="float" office:value="240849.84" calcext:value-type="float">
            <text:p>240849.84</text:p>
          </table:table-cell>
          <table:table-cell office:value-type="float" office:value="227849.3" calcext:value-type="float">
            <text:p>227849.3</text:p>
          </table:table-cell>
          <table:table-cell office:value-type="float" office:value="234681.36" calcext:value-type="float">
            <text:p>234681.36</text:p>
          </table:table-cell>
          <table:table-cell office:value-type="float" office:value="222865.76" calcext:value-type="float">
            <text:p>222865.76</text:p>
          </table:table-cell>
          <table:table-cell office:value-type="float" office:value="243500.51" calcext:value-type="float">
            <text:p>243500.51</text:p>
          </table:table-cell>
          <table:table-cell office:value-type="float" office:value="251978.98" calcext:value-type="float">
            <text:p>251978.98</text:p>
          </table:table-cell>
          <table:table-cell office:value-type="float" office:value="267638.22" calcext:value-type="float">
            <text:p>267638.22</text:p>
          </table:table-cell>
          <table:table-cell office:value-type="float" office:value="258432.92" calcext:value-type="float">
            <text:p>258432.92</text:p>
          </table:table-cell>
          <table:table-cell office:value-type="float" office:value="232253.82" calcext:value-type="float">
            <text:p>232253.82</text:p>
          </table:table-cell>
        </table:table-row>
        <table:table-row table:style-name="ro1">
          <table:table-cell office:value-type="float" office:value="243756.7" calcext:value-type="float">
            <text:p>243756.7</text:p>
          </table:table-cell>
          <table:table-cell office:value-type="float" office:value="232102.34" calcext:value-type="float">
            <text:p>232102.34</text:p>
          </table:table-cell>
          <table:table-cell office:value-type="float" office:value="237695.54" calcext:value-type="float">
            <text:p>237695.54</text:p>
          </table:table-cell>
          <table:table-cell office:value-type="float" office:value="219261.68" calcext:value-type="float">
            <text:p>219261.68</text:p>
          </table:table-cell>
          <table:table-cell office:value-type="float" office:value="238765.31" calcext:value-type="float">
            <text:p>238765.31</text:p>
          </table:table-cell>
          <table:table-cell office:value-type="float" office:value="247380.76" calcext:value-type="float">
            <text:p>247380.76</text:p>
          </table:table-cell>
          <table:table-cell office:value-type="float" office:value="262313.39" calcext:value-type="float">
            <text:p>262313.39</text:p>
          </table:table-cell>
          <table:table-cell office:value-type="float" office:value="253782.89" calcext:value-type="float">
            <text:p>253782.89</text:p>
          </table:table-cell>
          <table:table-cell office:value-type="float" office:value="228172.43" calcext:value-type="float">
            <text:p>228172.43</text:p>
          </table:table-cell>
        </table:table-row>
        <table:table-row table:style-name="ro1">
          <table:table-cell office:value-type="float" office:value="257530.1" calcext:value-type="float">
            <text:p>257530.1</text:p>
          </table:table-cell>
          <table:table-cell office:value-type="float" office:value="249240.6" calcext:value-type="float">
            <text:p>249240.6</text:p>
          </table:table-cell>
          <table:table-cell office:value-type="float" office:value="254967.2" calcext:value-type="float">
            <text:p>254967.2</text:p>
          </table:table-cell>
          <table:table-cell office:value-type="float" office:value="225406.75" calcext:value-type="float">
            <text:p>225406.75</text:p>
          </table:table-cell>
          <table:table-cell office:value-type="float" office:value="244472.75" calcext:value-type="float">
            <text:p>244472.75</text:p>
          </table:table-cell>
          <table:table-cell office:value-type="float" office:value="254127.31" calcext:value-type="float">
            <text:p>254127.31</text:p>
          </table:table-cell>
          <table:table-cell office:value-type="float" office:value="268677.21" calcext:value-type="float">
            <text:p>268677.21</text:p>
          </table:table-cell>
          <table:table-cell office:value-type="float" office:value="259388.73" calcext:value-type="float">
            <text:p>259388.73</text:p>
          </table:table-cell>
          <table:table-cell office:value-type="float" office:value="234277.68" calcext:value-type="float">
            <text:p>234277.68</text:p>
          </table:table-cell>
        </table:table-row>
        <table:table-row table:style-name="ro1">
          <table:table-cell office:value-type="float" office:value="277309.41" calcext:value-type="float">
            <text:p>277309.41</text:p>
          </table:table-cell>
          <table:table-cell office:value-type="float" office:value="278503.19" calcext:value-type="float">
            <text:p>278503.19</text:p>
          </table:table-cell>
          <table:table-cell office:value-type="float" office:value="285669.77" calcext:value-type="float">
            <text:p>285669.77</text:p>
          </table:table-cell>
          <table:table-cell office:value-type="float" office:value="244027.04" calcext:value-type="float">
            <text:p>244027.04</text:p>
          </table:table-cell>
          <table:table-cell office:value-type="float" office:value="267363.6" calcext:value-type="float">
            <text:p>267363.6</text:p>
          </table:table-cell>
          <table:table-cell office:value-type="float" office:value="280729.44" calcext:value-type="float">
            <text:p>280729.44</text:p>
          </table:table-cell>
          <table:table-cell office:value-type="float" office:value="294841.89" calcext:value-type="float">
            <text:p>294841.89</text:p>
          </table:table-cell>
          <table:table-cell office:value-type="float" office:value="282857.41" calcext:value-type="float">
            <text:p>282857.41</text:p>
          </table:table-cell>
          <table:table-cell office:value-type="float" office:value="255300.21" calcext:value-type="float">
            <text:p>255300.21</text:p>
          </table:table-cell>
        </table:table-row>
        <table:table-row table:style-name="ro1">
          <table:table-cell office:value-type="float" office:value="290165.13" calcext:value-type="float">
            <text:p>290165.13</text:p>
          </table:table-cell>
          <table:table-cell office:value-type="float" office:value="293589.39" calcext:value-type="float">
            <text:p>293589.39</text:p>
          </table:table-cell>
          <table:table-cell office:value-type="float" office:value="302264.68" calcext:value-type="float">
            <text:p>302264.68</text:p>
          </table:table-cell>
          <table:table-cell office:value-type="float" office:value="265795.31" calcext:value-type="float">
            <text:p>265795.31</text:p>
          </table:table-cell>
          <table:table-cell office:value-type="float" office:value="300822.26" calcext:value-type="float">
            <text:p>300822.26</text:p>
          </table:table-cell>
          <table:table-cell office:value-type="float" office:value="322888.88" calcext:value-type="float">
            <text:p>322888.88</text:p>
          </table:table-cell>
          <table:table-cell office:value-type="float" office:value="336423.19" calcext:value-type="float">
            <text:p>336423.19</text:p>
          </table:table-cell>
          <table:table-cell office:value-type="float" office:value="316593.19" calcext:value-type="float">
            <text:p>316593.19</text:p>
          </table:table-cell>
          <table:table-cell office:value-type="float" office:value="278563.58" calcext:value-type="float">
            <text:p>278563.58</text:p>
          </table:table-cell>
        </table:table-row>
        <table:table-row table:style-name="ro1">
          <table:table-cell office:value-type="float" office:value="293201.42" calcext:value-type="float">
            <text:p>293201.42</text:p>
          </table:table-cell>
          <table:table-cell office:value-type="float" office:value="290599" calcext:value-type="float">
            <text:p>290599</text:p>
          </table:table-cell>
          <table:table-cell office:value-type="float" office:value="297631.31" calcext:value-type="float">
            <text:p>297631.31</text:p>
          </table:table-cell>
          <table:table-cell office:value-type="float" office:value="279081.62" calcext:value-type="float">
            <text:p>279081.62</text:p>
          </table:table-cell>
          <table:table-cell office:value-type="float" office:value="330064.06" calcext:value-type="float">
            <text:p>330064.06</text:p>
          </table:table-cell>
          <table:table-cell office:value-type="float" office:value="359729.6" calcext:value-type="float">
            <text:p>359729.6</text:p>
          </table:table-cell>
          <table:table-cell office:value-type="float" office:value="373739.31" calcext:value-type="float">
            <text:p>373739.31</text:p>
          </table:table-cell>
          <table:table-cell office:value-type="float" office:value="343940.71" calcext:value-type="float">
            <text:p>343940.71</text:p>
          </table:table-cell>
          <table:table-cell office:value-type="float" office:value="288261.69" calcext:value-type="float">
            <text:p>288261.69</text:p>
          </table:table-cell>
        </table:table-row>
        <table:table-row table:style-name="ro1">
          <table:table-cell office:value-type="float" office:value="291733.83" calcext:value-type="float">
            <text:p>291733.83</text:p>
          </table:table-cell>
          <table:table-cell office:value-type="float" office:value="286408.79" calcext:value-type="float">
            <text:p>286408.79</text:p>
          </table:table-cell>
          <table:table-cell office:value-type="float" office:value="287194.72" calcext:value-type="float">
            <text:p>287194.72</text:p>
          </table:table-cell>
          <table:table-cell office:value-type="float" office:value="278161.1" calcext:value-type="float">
            <text:p>278161.1</text:p>
          </table:table-cell>
          <table:table-cell office:value-type="float" office:value="336961.65" calcext:value-type="float">
            <text:p>336961.65</text:p>
          </table:table-cell>
          <table:table-cell office:value-type="float" office:value="367093.29" calcext:value-type="float">
            <text:p>367093.29</text:p>
          </table:table-cell>
          <table:table-cell office:value-type="float" office:value="386338.27" calcext:value-type="float">
            <text:p>386338.27</text:p>
          </table:table-cell>
          <table:table-cell office:value-type="float" office:value="349169.07" calcext:value-type="float">
            <text:p>349169.07</text:p>
          </table:table-cell>
          <table:table-cell office:value-type="float" office:value="281308.91" calcext:value-type="float">
            <text:p>281308.91</text:p>
          </table:table-cell>
        </table:table-row>
        <table:table-row table:style-name="ro1">
          <table:table-cell office:value-type="float" office:value="290500.14" calcext:value-type="float">
            <text:p>290500.14</text:p>
          </table:table-cell>
          <table:table-cell office:value-type="float" office:value="282079.07" calcext:value-type="float">
            <text:p>282079.07</text:p>
          </table:table-cell>
          <table:table-cell office:value-type="float" office:value="278138.53" calcext:value-type="float">
            <text:p>278138.53</text:p>
          </table:table-cell>
          <table:table-cell office:value-type="float" office:value="265678.78" calcext:value-type="float">
            <text:p>265678.78</text:p>
          </table:table-cell>
          <table:table-cell office:value-type="float" office:value="320153.71" calcext:value-type="float">
            <text:p>320153.71</text:p>
          </table:table-cell>
          <table:table-cell office:value-type="float" office:value="348438.7" calcext:value-type="float">
            <text:p>348438.7</text:p>
          </table:table-cell>
          <table:table-cell office:value-type="float" office:value="371537.02" calcext:value-type="float">
            <text:p>371537.02</text:p>
          </table:table-cell>
          <table:table-cell office:value-type="float" office:value="330816.57" calcext:value-type="float">
            <text:p>330816.57</text:p>
          </table:table-cell>
          <table:table-cell office:value-type="float" office:value="264656.37" calcext:value-type="float">
            <text:p>264656.37</text:p>
          </table:table-cell>
        </table:table-row>
        <table:table-row table:style-name="ro1">
          <table:table-cell office:value-type="float" office:value="292448.54" calcext:value-type="float">
            <text:p>292448.54</text:p>
          </table:table-cell>
          <table:table-cell office:value-type="float" office:value="278912.97" calcext:value-type="float">
            <text:p>278912.97</text:p>
          </table:table-cell>
          <table:table-cell office:value-type="float" office:value="273502.64" calcext:value-type="float">
            <text:p>273502.64</text:p>
          </table:table-cell>
          <table:table-cell office:value-type="float" office:value="259286.71" calcext:value-type="float">
            <text:p>259286.71</text:p>
          </table:table-cell>
          <table:table-cell office:value-type="float" office:value="299831.05" calcext:value-type="float">
            <text:p>299831.05</text:p>
          </table:table-cell>
          <table:table-cell office:value-type="float" office:value="325693.87" calcext:value-type="float">
            <text:p>325693.87</text:p>
          </table:table-cell>
          <table:table-cell office:value-type="float" office:value="351846.02" calcext:value-type="float">
            <text:p>351846.02</text:p>
          </table:table-cell>
          <table:table-cell office:value-type="float" office:value="312741.98" calcext:value-type="float">
            <text:p>312741.98</text:p>
          </table:table-cell>
          <table:table-cell office:value-type="float" office:value="251229.72" calcext:value-type="float">
            <text:p>251229.72</text:p>
          </table:table-cell>
        </table:table-row>
        <table:table-row table:style-name="ro1">
          <table:table-cell office:value-type="float" office:value="297239.29" calcext:value-type="float">
            <text:p>297239.29</text:p>
          </table:table-cell>
          <table:table-cell office:value-type="float" office:value="277256.49" calcext:value-type="float">
            <text:p>277256.49</text:p>
          </table:table-cell>
          <table:table-cell office:value-type="float" office:value="272127.82" calcext:value-type="float">
            <text:p>272127.82</text:p>
          </table:table-cell>
          <table:table-cell office:value-type="float" office:value="256128.72" calcext:value-type="float">
            <text:p>256128.72</text:p>
          </table:table-cell>
          <table:table-cell office:value-type="float" office:value="290072.48" calcext:value-type="float">
            <text:p>290072.48</text:p>
          </table:table-cell>
          <table:table-cell office:value-type="float" office:value="312617.05" calcext:value-type="float">
            <text:p>312617.05</text:p>
          </table:table-cell>
          <table:table-cell office:value-type="float" office:value="339810.05" calcext:value-type="float">
            <text:p>339810.05</text:p>
          </table:table-cell>
          <table:table-cell office:value-type="float" office:value="306657.53" calcext:value-type="float">
            <text:p>306657.53</text:p>
          </table:table-cell>
          <table:table-cell office:value-type="float" office:value="243429.67" calcext:value-type="float">
            <text:p>243429.67</text:p>
          </table:table-cell>
        </table:table-row>
        <table:table-row table:style-name="ro1">
          <table:table-cell office:value-type="float" office:value="303523.03" calcext:value-type="float">
            <text:p>303523.03</text:p>
          </table:table-cell>
          <table:table-cell office:value-type="float" office:value="279318.23" calcext:value-type="float">
            <text:p>279318.23</text:p>
          </table:table-cell>
          <table:table-cell office:value-type="float" office:value="272516.44" calcext:value-type="float">
            <text:p>272516.44</text:p>
          </table:table-cell>
          <table:table-cell office:value-type="float" office:value="255781.41" calcext:value-type="float">
            <text:p>255781.41</text:p>
          </table:table-cell>
          <table:table-cell office:value-type="float" office:value="288195.79" calcext:value-type="float">
            <text:p>288195.79</text:p>
          </table:table-cell>
          <table:table-cell office:value-type="float" office:value="308827.76" calcext:value-type="float">
            <text:p>308827.76</text:p>
          </table:table-cell>
          <table:table-cell office:value-type="float" office:value="334747.89" calcext:value-type="float">
            <text:p>334747.89</text:p>
          </table:table-cell>
          <table:table-cell office:value-type="float" office:value="302161.53" calcext:value-type="float">
            <text:p>302161.53</text:p>
          </table:table-cell>
          <table:table-cell office:value-type="float" office:value="239310.61" calcext:value-type="float">
            <text:p>239310.61</text:p>
          </table:table-cell>
        </table:table-row>
        <table:table-row table:style-name="ro1">
          <table:table-cell office:value-type="float" office:value="310362.07" calcext:value-type="float">
            <text:p>310362.07</text:p>
          </table:table-cell>
          <table:table-cell office:value-type="float" office:value="281279.7" calcext:value-type="float">
            <text:p>281279.7</text:p>
          </table:table-cell>
          <table:table-cell office:value-type="float" office:value="274704.35" calcext:value-type="float">
            <text:p>274704.35</text:p>
          </table:table-cell>
          <table:table-cell office:value-type="float" office:value="258547.65" calcext:value-type="float">
            <text:p>258547.65</text:p>
          </table:table-cell>
          <table:table-cell office:value-type="float" office:value="289683.02" calcext:value-type="float">
            <text:p>289683.02</text:p>
          </table:table-cell>
          <table:table-cell office:value-type="float" office:value="310242.39" calcext:value-type="float">
            <text:p>310242.39</text:p>
          </table:table-cell>
          <table:table-cell office:value-type="float" office:value="335068.77" calcext:value-type="float">
            <text:p>335068.77</text:p>
          </table:table-cell>
          <table:table-cell office:value-type="float" office:value="299415" calcext:value-type="float">
            <text:p>299415</text:p>
          </table:table-cell>
          <table:table-cell office:value-type="float" office:value="239694.98" calcext:value-type="float">
            <text:p>239694.98</text:p>
          </table:table-cell>
        </table:table-row>
        <table:table-row table:style-name="ro1">
          <table:table-cell office:value-type="float" office:value="321355.03" calcext:value-type="float">
            <text:p>321355.03</text:p>
          </table:table-cell>
          <table:table-cell office:value-type="float" office:value="288545.78" calcext:value-type="float">
            <text:p>288545.78</text:p>
          </table:table-cell>
          <table:table-cell office:value-type="float" office:value="283173.55" calcext:value-type="float">
            <text:p>283173.55</text:p>
          </table:table-cell>
          <table:table-cell office:value-type="float" office:value="265323.78" calcext:value-type="float">
            <text:p>265323.78</text:p>
          </table:table-cell>
          <table:table-cell office:value-type="float" office:value="296707.88" calcext:value-type="float">
            <text:p>296707.88</text:p>
          </table:table-cell>
          <table:table-cell office:value-type="float" office:value="318050.51" calcext:value-type="float">
            <text:p>318050.51</text:p>
          </table:table-cell>
          <table:table-cell office:value-type="float" office:value="339855.83" calcext:value-type="float">
            <text:p>339855.83</text:p>
          </table:table-cell>
          <table:table-cell office:value-type="float" office:value="303637.23" calcext:value-type="float">
            <text:p>303637.23</text:p>
          </table:table-cell>
          <table:table-cell office:value-type="float" office:value="246884.02" calcext:value-type="float">
            <text:p>246884.02</text:p>
          </table:table-cell>
        </table:table-row>
        <table:table-row table:style-name="ro1">
          <table:table-cell office:value-type="float" office:value="335595.28" calcext:value-type="float">
            <text:p>335595.28</text:p>
          </table:table-cell>
          <table:table-cell office:value-type="float" office:value="301345.59" calcext:value-type="float">
            <text:p>301345.59</text:p>
          </table:table-cell>
          <table:table-cell office:value-type="float" office:value="300565.8" calcext:value-type="float">
            <text:p>300565.8</text:p>
          </table:table-cell>
          <table:table-cell office:value-type="float" office:value="281092.33" calcext:value-type="float">
            <text:p>281092.33</text:p>
          </table:table-cell>
          <table:table-cell office:value-type="float" office:value="316371.91" calcext:value-type="float">
            <text:p>316371.91</text:p>
          </table:table-cell>
          <table:table-cell office:value-type="float" office:value="339725.25" calcext:value-type="float">
            <text:p>339725.25</text:p>
          </table:table-cell>
          <table:table-cell office:value-type="float" office:value="357667.45" calcext:value-type="float">
            <text:p>357667.45</text:p>
          </table:table-cell>
          <table:table-cell office:value-type="float" office:value="322560.18" calcext:value-type="float">
            <text:p>322560.18</text:p>
          </table:table-cell>
          <table:table-cell office:value-type="float" office:value="265009.94" calcext:value-type="float">
            <text:p>265009.94</text:p>
          </table:table-cell>
        </table:table-row>
        <table:table-row table:style-name="ro1">
          <table:table-cell office:value-type="float" office:value="347492.71" calcext:value-type="float">
            <text:p>347492.71</text:p>
          </table:table-cell>
          <table:table-cell office:value-type="float" office:value="311562.88" calcext:value-type="float">
            <text:p>311562.88</text:p>
          </table:table-cell>
          <table:table-cell office:value-type="float" office:value="318906.22" calcext:value-type="float">
            <text:p>318906.22</text:p>
          </table:table-cell>
          <table:table-cell office:value-type="float" office:value="305809.81" calcext:value-type="float">
            <text:p>305809.81</text:p>
          </table:table-cell>
          <table:table-cell office:value-type="float" office:value="351281.91" calcext:value-type="float">
            <text:p>351281.91</text:p>
          </table:table-cell>
          <table:table-cell office:value-type="float" office:value="377179.21" calcext:value-type="float">
            <text:p>377179.21</text:p>
          </table:table-cell>
          <table:table-cell office:value-type="float" office:value="391787.48" calcext:value-type="float">
            <text:p>391787.48</text:p>
          </table:table-cell>
          <table:table-cell office:value-type="float" office:value="357595.07" calcext:value-type="float">
            <text:p>357595.07</text:p>
          </table:table-cell>
          <table:table-cell office:value-type="float" office:value="295178.04" calcext:value-type="float">
            <text:p>295178.04</text:p>
          </table:table-cell>
        </table:table-row>
        <table:table-row table:style-name="ro1">
          <table:table-cell office:value-type="float" office:value="348547.75" calcext:value-type="float">
            <text:p>348547.75</text:p>
          </table:table-cell>
          <table:table-cell office:value-type="float" office:value="313497.65" calcext:value-type="float">
            <text:p>313497.65</text:p>
          </table:table-cell>
          <table:table-cell office:value-type="float" office:value="325361.7" calcext:value-type="float">
            <text:p>325361.7</text:p>
          </table:table-cell>
          <table:table-cell office:value-type="float" office:value="331968.9" calcext:value-type="float">
            <text:p>331968.9</text:p>
          </table:table-cell>
          <table:table-cell office:value-type="float" office:value="386231.77" calcext:value-type="float">
            <text:p>386231.77</text:p>
          </table:table-cell>
          <table:table-cell office:value-type="float" office:value="407777.31" calcext:value-type="float">
            <text:p>407777.31</text:p>
          </table:table-cell>
          <table:table-cell office:value-type="float" office:value="426115.58" calcext:value-type="float">
            <text:p>426115.58</text:p>
          </table:table-cell>
          <table:table-cell office:value-type="float" office:value="398117.69" calcext:value-type="float">
            <text:p>398117.69</text:p>
          </table:table-cell>
          <table:table-cell office:value-type="float" office:value="329824" calcext:value-type="float">
            <text:p>329824</text:p>
          </table:table-cell>
        </table:table-row>
        <table:table-row table:style-name="ro1">
          <table:table-cell office:value-type="float" office:value="340191.02" calcext:value-type="float">
            <text:p>340191.02</text:p>
          </table:table-cell>
          <table:table-cell office:value-type="float" office:value="307816.65" calcext:value-type="float">
            <text:p>307816.65</text:p>
          </table:table-cell>
          <table:table-cell office:value-type="float" office:value="323365.3" calcext:value-type="float">
            <text:p>323365.3</text:p>
          </table:table-cell>
          <table:table-cell office:value-type="float" office:value="329042.26" calcext:value-type="float">
            <text:p>329042.26</text:p>
          </table:table-cell>
          <table:table-cell office:value-type="float" office:value="374558.31" calcext:value-type="float">
            <text:p>374558.31</text:p>
          </table:table-cell>
          <table:table-cell office:value-type="float" office:value="394568.02" calcext:value-type="float">
            <text:p>394568.02</text:p>
          </table:table-cell>
          <table:table-cell office:value-type="float" office:value="416475.2" calcext:value-type="float">
            <text:p>416475.2</text:p>
          </table:table-cell>
          <table:table-cell office:value-type="float" office:value="397329.45" calcext:value-type="float">
            <text:p>397329.45</text:p>
          </table:table-cell>
          <table:table-cell office:value-type="float" office:value="341316.23" calcext:value-type="float">
            <text:p>341316.23</text:p>
          </table:table-cell>
        </table:table-row>
        <table:table-row table:style-name="ro1">
          <table:table-cell office:value-type="float" office:value="330542.4" calcext:value-type="float">
            <text:p>330542.4</text:p>
          </table:table-cell>
          <table:table-cell office:value-type="float" office:value="301531.24" calcext:value-type="float">
            <text:p>301531.24</text:p>
          </table:table-cell>
          <table:table-cell office:value-type="float" office:value="309777.51" calcext:value-type="float">
            <text:p>309777.51</text:p>
          </table:table-cell>
          <table:table-cell office:value-type="float" office:value="309459.51" calcext:value-type="float">
            <text:p>309459.51</text:p>
          </table:table-cell>
          <table:table-cell office:value-type="float" office:value="354329.98" calcext:value-type="float">
            <text:p>354329.98</text:p>
          </table:table-cell>
          <table:table-cell office:value-type="float" office:value="374492.68" calcext:value-type="float">
            <text:p>374492.68</text:p>
          </table:table-cell>
          <table:table-cell office:value-type="float" office:value="394576.71" calcext:value-type="float">
            <text:p>394576.71</text:p>
          </table:table-cell>
          <table:table-cell office:value-type="float" office:value="376447.48" calcext:value-type="float">
            <text:p>376447.48</text:p>
          </table:table-cell>
          <table:table-cell office:value-type="float" office:value="324743.89" calcext:value-type="float">
            <text:p>324743.89</text:p>
          </table:table-cell>
        </table:table-row>
        <table:table-row table:style-name="ro1">
          <table:table-cell office:value-type="float" office:value="312108.65" calcext:value-type="float">
            <text:p>312108.65</text:p>
          </table:table-cell>
          <table:table-cell office:value-type="float" office:value="281900.84" calcext:value-type="float">
            <text:p>281900.84</text:p>
          </table:table-cell>
          <table:table-cell office:value-type="float" office:value="289754.15" calcext:value-type="float">
            <text:p>289754.15</text:p>
          </table:table-cell>
          <table:table-cell office:value-type="float" office:value="293148.47" calcext:value-type="float">
            <text:p>293148.47</text:p>
          </table:table-cell>
          <table:table-cell office:value-type="float" office:value="334974.76" calcext:value-type="float">
            <text:p>334974.76</text:p>
          </table:table-cell>
          <table:table-cell office:value-type="float" office:value="353668.46" calcext:value-type="float">
            <text:p>353668.46</text:p>
          </table:table-cell>
          <table:table-cell office:value-type="float" office:value="372046.55" calcext:value-type="float">
            <text:p>372046.55</text:p>
          </table:table-cell>
          <table:table-cell office:value-type="float" office:value="355240.66" calcext:value-type="float">
            <text:p>355240.66</text:p>
          </table:table-cell>
          <table:table-cell office:value-type="float" office:value="307533.83" calcext:value-type="float">
            <text:p>307533.83</text:p>
          </table:table-cell>
        </table:table-row>
        <table:table-row table:style-name="ro1">
          <table:table-cell office:value-type="float" office:value="291323.68" calcext:value-type="float">
            <text:p>291323.68</text:p>
          </table:table-cell>
          <table:table-cell office:value-type="float" office:value="263321.77" calcext:value-type="float">
            <text:p>263321.77</text:p>
          </table:table-cell>
          <table:table-cell office:value-type="float" office:value="272324.99" calcext:value-type="float">
            <text:p>272324.99</text:p>
          </table:table-cell>
          <table:table-cell office:value-type="float" office:value="277626.46" calcext:value-type="float">
            <text:p>277626.46</text:p>
          </table:table-cell>
          <table:table-cell office:value-type="float" office:value="313696.79" calcext:value-type="float">
            <text:p>313696.79</text:p>
          </table:table-cell>
          <table:table-cell office:value-type="float" office:value="329095.52" calcext:value-type="float">
            <text:p>329095.52</text:p>
          </table:table-cell>
          <table:table-cell office:value-type="float" office:value="346569.16" calcext:value-type="float">
            <text:p>346569.16</text:p>
          </table:table-cell>
          <table:table-cell office:value-type="float" office:value="331604.3" calcext:value-type="float">
            <text:p>331604.3</text:p>
          </table:table-cell>
          <table:table-cell office:value-type="float" office:value="290174.46" calcext:value-type="float">
            <text:p>290174.46</text:p>
          </table:table-cell>
        </table:table-row>
        <table:table-row table:style-name="ro1">
          <table:table-cell office:value-type="float" office:value="287255.71" calcext:value-type="float">
            <text:p>287255.71</text:p>
          </table:table-cell>
          <table:table-cell office:value-type="float" office:value="261198.77" calcext:value-type="float">
            <text:p>261198.77</text:p>
          </table:table-cell>
          <table:table-cell office:value-type="float" office:value="272585.51" calcext:value-type="float">
            <text:p>272585.51</text:p>
          </table:table-cell>
          <table:table-cell office:value-type="float" office:value="273634.31" calcext:value-type="float">
            <text:p>273634.31</text:p>
          </table:table-cell>
          <table:table-cell office:value-type="float" office:value="302453.2" calcext:value-type="float">
            <text:p>302453.2</text:p>
          </table:table-cell>
          <table:table-cell office:value-type="float" office:value="314094.65" calcext:value-type="float">
            <text:p>314094.65</text:p>
          </table:table-cell>
          <table:table-cell office:value-type="float" office:value="329544.2" calcext:value-type="float">
            <text:p>329544.2</text:p>
          </table:table-cell>
          <table:table-cell office:value-type="float" office:value="317330.87" calcext:value-type="float">
            <text:p>317330.87</text:p>
          </table:table-cell>
          <table:table-cell office:value-type="float" office:value="283269.03" calcext:value-type="float">
            <text:p>283269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8:40:35.733693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0:25:38.378746132</meta:creation-date>
    <dc:date>2020-10-18T18:57:13.617789709</dc:date>
    <meta:editing-duration>PT1H47M4S</meta:editing-duration>
    <meta:editing-cycles>20</meta:editing-cycles>
    <meta:generator>LibreOffice/6.4.5.2$Linux_X86_64 LibreOffice_project/40$Build-2</meta:generator>
    <meta:document-statistic meta:table-count="1" meta:cell-count="225" meta:object-count="0"/>
  </office:meta>
</office:document-meta>
</file>